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35.45mm" svg:y="0mm">
            <loext:p draw:notify-on-update-of-ranges="Sheet1.A15:Sheet1.A19 Sheet1.B15:Sheet1.B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15" calcext:value-type="float">
            <text:p>0.41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92" calcext:value-type="float">
            <text:p>0.492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161" calcext:value-type="float">
            <text:p>2.161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.631" calcext:value-type="float">
            <text:p>9.631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8.939" calcext:value-type="float">
            <text:p>18.939</text:p>
          </table:table-cell>
          <table:table-cell table:number-columns-repeated="3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48.45" calcext:value-type="float">
            <text:p>48.45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92.171" calcext:value-type="float">
            <text:p>92.171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56.11" calcext:value-type="float">
            <text:p>156.11</text:p>
          </table:table-cell>
          <table:table-cell table:number-columns-repeated="3"/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196.386" calcext:value-type="float">
            <text:p>196.386</text:p>
          </table:table-cell>
          <table:table-cell table:number-columns-repeated="3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295.382" calcext:value-type="float">
            <text:p>295.382</text:p>
          </table:table-cell>
          <table:table-cell table:number-columns-repeated="3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73.832" calcext:value-type="float">
            <text:p>373.832</text:p>
          </table:table-cell>
          <table:table-cell table:number-columns-repeated="3"/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386.2" calcext:value-type="float">
            <text:p>386.2</text:p>
          </table:table-cell>
          <table:table-cell table:number-columns-repeated="3"/>
        </table:table-row>
        <table:table-row table:style-name="ro1">
          <table:table-cell office:value-type="float" office:value="325000" calcext:value-type="float">
            <text:p>325000</text:p>
          </table:table-cell>
          <table:table-cell office:value-type="float" office:value="591.357" calcext:value-type="float">
            <text:p>591.35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1.4" calcext:value-type="float">
            <text:p>21.4</text:p>
          </table:table-cell>
          <table:table-cell table:number-columns-repeated="3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42.2" calcext:value-type="float">
            <text:p>42.2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66" calcext:value-type="float">
            <text:p>0.46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771" calcext:value-type="float">
            <text:p>0.77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498" calcext:value-type="float">
            <text:p>1.49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.057" calcext:value-type="float">
            <text:p>2.05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8.065" calcext:value-type="float">
            <text:p>18.065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1.395" calcext:value-type="float">
            <text:p>21.39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46.58" calcext:value-type="float">
            <text:p>46.58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54.982" calcext:value-type="float">
            <text:p>54.98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92.029" calcext:value-type="float">
            <text:p>92.029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02.029" calcext:value-type="float">
            <text:p>102.02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59.843" calcext:value-type="float">
            <text:p>159.843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80.27" calcext:value-type="float">
            <text:p>180.27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387.546" calcext:value-type="float">
            <text:p>387.546</text:p>
          </table:table-cell>
          <table:table-cell/>
          <table:table-cell office:value-type="float" office:value="250000" calcext:value-type="float">
            <text:p>250000</text:p>
          </table:table-cell>
          <table:table-cell office:value-type="float" office:value="408.399" calcext:value-type="float">
            <text:p>408.399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784.927" calcext:value-type="float">
            <text:p>784.927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871.307" calcext:value-type="float">
            <text:p>871.3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3">00/00/0000</text:date>, <text:time style:data-style-name="N2" text:time-value="11:39:48.5488781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11:32:34.780889375</meta:creation-date>
    <dc:date>2018-07-03T11:53:24.548657693</dc:date>
    <meta:editing-duration>PT17M53S</meta:editing-duration>
    <meta:editing-cycles>5</meta:editing-cycles>
    <meta:generator>LibreOffice/5.1.6.2$Linux_X86_64 LibreOffice_project/10m0$Build-2</meta:generator>
    <meta:document-statistic meta:table-count="1" meta:cell-count="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Sheet1.A15:Sheet1.B19" svg:x="0.32cm" svg:y="0.18cm" svg:width="11.264cm" svg:height="8.64cm">
          <chartooo:coordinate-region svg:x="0.941cm" svg:y="0.379cm" svg:width="9.99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5:Sheet1.B19" chart:class="chart:scatter">
            <chart:domain table:cell-range-address="Sheet1.A15:Sheet1.A19"/>
            <chart:regression-curve chart:style-name="ch7">
              <chart:equation chart:display-equation="true" chart:display-r-square="true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5:Sheet1.A19</svg:desc>
                </draw:g>
              </table:table-cell>
              <table:table-cell office:value-type="float" office:value="2.6">
                <text:p>2.6</text:p>
                <draw:g>
                  <svg:desc>Sheet1.B15:Sheet1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">
                <text:p>25000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96">
                <text:p>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